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ddf32"/>
    </style:style>
    <style:style style:name="P2" style:family="paragraph" style:parent-style-name="Standard">
      <style:paragraph-properties fo:text-align="start" style:justify-single-word="false" style:writing-mode="lr-tb"/>
      <style:text-properties fo:font-size="12pt" officeooo:paragraph-rsid="000ddf32" style:font-size-asian="12pt" style:font-size-complex="12pt"/>
    </style:style>
    <style:style style:name="P3" style:family="paragraph" style:parent-style-name="Standard" style:list-style-name="WWNum1">
      <style:paragraph-properties fo:text-align="start" style:justify-single-word="false" style:writing-mode="lr-tb"/>
      <style:text-properties fo:font-size="12pt" officeooo:paragraph-rsid="000ddf32" style:font-size-asian="12pt" style:font-size-complex="12pt"/>
    </style:style>
    <style:style style:name="P4" style:family="paragraph" style:parent-style-name="Standard" style:list-style-name="WWNum2">
      <style:paragraph-properties fo:text-align="start" style:justify-single-word="false" style:writing-mode="lr-tb"/>
      <style:text-properties fo:font-size="12pt" officeooo:paragraph-rsid="000ddf32" style:font-size-asian="12pt" style:font-size-complex="12pt"/>
    </style:style>
    <style:style style:name="P5" style:family="paragraph" style:parent-style-name="Standard" style:list-style-name="WWNum4">
      <style:paragraph-properties fo:text-align="start" style:justify-single-word="false" style:writing-mode="lr-tb"/>
      <style:text-properties fo:font-size="12pt" officeooo:paragraph-rsid="000ddf32" style:font-size-asian="12pt" style:font-size-complex="12pt"/>
    </style:style>
    <style:style style:name="P6" style:family="paragraph" style:parent-style-name="Standard" style:list-style-name="WWNum3">
      <style:paragraph-properties fo:text-align="start" style:justify-single-word="false" style:writing-mode="lr-tb"/>
      <style:text-properties fo:font-size="12pt" officeooo:paragraph-rsid="000ddf32" style:font-size-asian="12pt" style:font-size-complex="12pt"/>
    </style:style>
    <style:style style:name="P7" style:family="paragraph" style:parent-style-name="Standard" style:list-style-name="L2">
      <style:paragraph-properties fo:text-align="start" style:justify-single-word="false" style:writing-mode="lr-tb"/>
      <style:text-properties fo:font-size="12pt" officeooo:paragraph-rsid="000ddf32" style:font-size-asian="12pt" style:font-size-complex="12pt"/>
    </style:style>
    <style:style style:name="P8" style:family="paragraph" style:parent-style-name="Standard" style:list-style-name="L1">
      <style:paragraph-properties fo:text-align="start" style:justify-single-word="false" style:writing-mode="lr-tb"/>
      <style:text-properties fo:font-size="12pt" officeooo:paragraph-rsid="000ddf32" style:font-size-asian="12pt" style:font-size-complex="12pt"/>
    </style:style>
    <style:style style:name="P9" style:family="paragraph" style:parent-style-name="Standard" style:list-style-name="L3">
      <style:paragraph-properties fo:text-align="start" style:justify-single-word="false" style:writing-mode="lr-tb"/>
      <style:text-properties fo:font-size="12pt" officeooo:paragraph-rsid="000f632a" style:font-size-asian="12pt" style:font-size-complex="12pt"/>
    </style:style>
    <style:style style:name="P10" style:family="paragraph" style:parent-style-name="Standard" style:list-style-name="L3">
      <style:paragraph-properties fo:text-align="start" style:justify-single-word="false" style:writing-mode="lr-tb"/>
      <style:text-properties fo:font-size="12pt" officeooo:paragraph-rsid="000ddf32" style:font-size-asian="12pt" style:font-size-complex="12pt"/>
    </style:style>
    <style:style style:name="P11" style:family="paragraph" style:parent-style-name="Standard" style:list-style-name="L3">
      <style:paragraph-properties fo:text-align="start" style:justify-single-word="false" style:writing-mode="lr-tb"/>
      <style:text-properties fo:font-size="12pt" officeooo:paragraph-rsid="00115ab8" style:font-size-asian="12pt" style:font-size-complex="12pt"/>
    </style:style>
    <style:style style:name="P12" style:family="paragraph" style:parent-style-name="Standard">
      <style:paragraph-properties fo:text-align="start" style:justify-single-word="false" style:writing-mode="lr-tb"/>
      <style:text-properties fo:font-size="12pt" officeooo:paragraph-rsid="00115ab8" style:font-size-asian="12pt" style:font-size-complex="12pt"/>
    </style:style>
    <style:style style:name="P13" style:family="paragraph" style:parent-style-name="Standard" style:list-style-name="L4">
      <style:paragraph-properties fo:text-align="start" style:justify-single-word="false" style:writing-mode="lr-tb"/>
      <style:text-properties fo:font-size="12pt" officeooo:paragraph-rsid="00115ab8" style:font-size-asian="12pt" style:font-size-complex="12pt"/>
    </style:style>
    <style:style style:name="P14" style:family="paragraph" style:parent-style-name="Standard" style:list-style-name="L4">
      <style:paragraph-properties fo:text-align="start" style:justify-single-word="false" style:writing-mode="lr-tb"/>
      <style:text-properties fo:font-size="12pt" officeooo:paragraph-rsid="00127f58" style:font-size-asian="12pt" style:font-size-complex="12pt"/>
    </style:style>
    <style:style style:name="P15" style:family="paragraph" style:parent-style-name="Standard" style:master-page-name="Standard">
      <style:paragraph-properties fo:text-align="center" style:justify-single-word="false" style:page-number="auto" style:writing-mode="lr-tb"/>
      <style:text-properties officeooo:paragraph-rsid="000ddf32"/>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作業（三）</text:span></text:p>
      <text:p text:style-name="P1">最後編輯時間：2021/11/21</text:p>
      <text:p text:style-name="P1">編輯者：侯則瑜</text:p>
      <text:p text:style-name="P1"/>
      <text:p text:style-name="P2">運行環境：</text:p>
      <text:list xml:id="list2299850200" text:style-name="WWNum1">
        <text:list-item>
          <text:p text:style-name="P3">ubuntu.</text:p>
        </text:list-item>
        <text:list-item>
          <text:p text:style-name="P3">python 3.7 (miniconda).</text:p>
        </text:list-item>
      </text:list>
      <text:p text:style-name="P2">使用套件：</text:p>
      <text:list xml:id="list2790265419" text:style-name="WWNum2">
        <text:list-item>
          <text:p text:style-name="P4">nltk, pandas, tqdm, numpy, plotly.</text:p>
        </text:list-item>
      </text:list>
      <text:p text:style-name="P2">安裝套件方式：</text:p>
      <text:list xml:id="list1099326327" text:style-name="WWNum4">
        <text:list-item>
          <text:p text:style-name="P5">conda create --name hw3 python=3.7 -y</text:p>
        </text:list-item>
        <text:list-item>
          <text:p text:style-name="P5">source activate hw3</text:p>
        </text:list-item>
      </text:list>
      <text:list xml:id="list1029621765" text:style-name="WWNum3">
        <text:list-item>
          <text:p text:style-name="P6">pip install -r requirement.txt</text:p>
        </text:list-item>
      </text:list>
      <text:p text:style-name="P2">執行：</text:p>
      <text:list xml:id="list2832789896" text:style-name="L2">
        <text:list-item>
          <text:p text:style-name="P7">source activate hw3</text:p>
        </text:list-item>
      </text:list>
      <text:list xml:id="list448284055" text:style-name="L1">
        <text:list-item>
          <text:p text:style-name="P8">PYTHONPATH=’./’ python development/default.py</text:p>
        </text:list-item>
      </text:list>
      <text:p text:style-name="P2">描述：</text:p>
      <text:list xml:id="list3360045542" text:style-name="L3">
        <text:list-item>
          <text:p text:style-name="P9">根據關鍵字去搜索 PubMed 的文章摘要，作業中使用的關鍵字有「covid-19」、「diabetes」、「melanoma」、「hypertension」、「chest」，總數有4511篇文章。</text:p>
        </text:list-item>
        <text:list-item>
          <text:p text:style-name="P9">前處理使用porter演算法以及刪除common word (127) 。</text:p>
        </text:list-item>
        <text:list-item>
          <text:p text:style-name="P10">從三個角度分別來觀察CBOW以及SG方法在給定資料集上的分佈狀況，分別是調整以下參數：</text:p>
          <text:list>
            <text:list-item>
              <text:p text:style-name="P10">window：Maximum distance between the current and predicted word within a sentence.</text:p>
            </text:list-item>
            <text:list-item>
              <text:p text:style-name="P10">dimension：Word vector dimension.</text:p>
            </text:list-item>
            <text:list-item>
              <text:p text:style-name="P11">epoch：Training epoch.</text:p>
            </text:list-item>
          </text:list>
          <text:p text:style-name="P11">將word vector使用multidimensional scaling (MDS) 降維方法來視覺化，建立word cloud來輔助觀察，理由是MDS概念上希望降維後的向量與向量之間的關係與高維度空間中關係一致。</text:p>
        </text:list-item>
        <text:list-item>
          <text:p text:style-name="P11">圖像中word的選擇是根據指定關鍵字，計算cosine像似度，挑選最相似的k的字來視覺化，k在本次作業是30。</text:p>
        </text:list-item>
        <text:list-item>
          <text:p text:style-name="P11">用相對微觀的角度來解釋word與word之間的關係。</text:p>
        </text:list-item>
      </text:list>
      <text:p text:style-name="P12">結論：</text:p>
      <text:list xml:id="list2100142925" text:style-name="L4">
        <text:list-item>
          <text:p text:style-name="P13">CBOW在訓練上比SG有效率。</text:p>
        </text:list-item>
        <text:list-item>
          <text:p text:style-name="P13">SG在訓練上使用較少的epoch即可觀察到cluster的形成。</text:p>
        </text:list-item>
        <text:list-item>
          <text:p text:style-name="P13">根據上述實驗的結果，參數window、dimension、epoch，大一點在視覺化會有幫助。</text:p>
        </text:list-item>
        <text:list-item>
          <text:p text:style-name="P13">除了可以看到有關聯的字距離相近之外：</text:p>
          <text:list>
            <text:list-item>
              <text:p text:style-name="P13">觀察CBOW的二維圖像，可以看到皆以某個位置為中心像周圍分散。</text:p>
            </text:list-item>
            <text:list-item>
              <text:p text:style-name="P14">觀察SG的二維圖像，可以看到cluster的關係。</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Noto Sans CJK TC1" svg:font-family="'Noto Sans CJK T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TC" style:font-size-asian="10.5pt" style:language-asian="zh" style:country-asian="TW" style:font-name-complex="Noto Sans CJK T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7:14:11.758577994</meta:creation-date>
    <dc:date>2021-11-21T18:36:02.857855248</dc:date>
    <meta:editing-duration>PT40M59S</meta:editing-duration>
    <meta:editing-cycles>4</meta:editing-cycles>
    <meta:generator>LibreOffice/6.4.7.2$Linux_X86_64 LibreOffice_project/40$Build-2</meta:generator>
    <meta:print-date>2021-11-21T18:14:20.580950485</meta:print-date>
    <meta:document-statistic meta:table-count="0" meta:image-count="0" meta:object-count="0" meta:page-count="1" meta:paragraph-count="32" meta:word-count="483" meta:character-count="963" meta:non-whitespace-character-count="920"/>
  </office:meta>
</office:document-meta>
</file>